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39cm" fo:min-width="0cm"/>
    </style:style>
    <style:style style:name="gr4" style:family="graphic" style:parent-style-name="objectwithoutfill">
      <style:graphic-properties draw:stroke="dash" draw:stroke-dash="Fine_20_Dashed" svg:stroke-width="0.102cm" svg:stroke-color="#0066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66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Fine_20_Dashed" svg:stroke-width="0.102cm" svg:stroke-color="#ff950e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9cm" fo:min-width="0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78cm" fo:min-width="0cm"/>
    </style:style>
    <style:style style:name="gr10" style:family="graphic" style:parent-style-name="objectwithoutfill">
      <style:graphic-properties draw:stroke="dash" draw:stroke-dash="Fine_20_Dashed" svg:stroke-width="0.102cm" svg:stroke-color="#ff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8080"/>
    </style:style>
    <style:style style:name="P3" style:family="paragraph">
      <style:text-properties fo:color="#0066cc"/>
    </style:style>
    <style:style style:name="P4" style:family="paragraph">
      <style:text-properties fo:color="#ff950e"/>
    </style:style>
    <style:style style:name="P5" style:family="paragraph">
      <style:text-properties style:use-window-font-color="true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color="#0066cc"/>
    </style:style>
    <style:style style:name="T2" style:family="text">
      <style:text-properties fo:color="#ff8080"/>
    </style:style>
    <style:style style:name="T3" style:family="text">
      <style:text-properties fo:color="#ff950e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7cm" svg:y1="6.274cm" svg:x2="27.251cm" svg:y2="6.274cm">
          <text:p/>
        </draw:line>
        <draw:line draw:style-name="gr2" draw:text-style-name="P1" draw:layer="layout" svg:x1="3.883cm" svg:y1="5.793cm" svg:x2="3.883cm" svg:y2="6.682cm">
          <text:p/>
        </draw:line>
        <draw:line draw:style-name="gr2" draw:text-style-name="P1" draw:layer="layout" svg:x1="11.214cm" svg:y1="5.794cm" svg:x2="11.214cm" svg:y2="6.683cm">
          <text:p/>
        </draw:line>
        <draw:line draw:style-name="gr2" draw:text-style-name="P1" draw:layer="layout" svg:x1="18.814cm" svg:y1="5.795cm" svg:x2="18.814cm" svg:y2="6.684cm">
          <text:p/>
        </draw:line>
        <draw:frame draw:style-name="gr3" draw:layer="layout" svg:width="1.946cm" svg:height="1.089cm" svg:x="7.361cm" svg:y="3.912cm">
          <draw:text-box>
            <text:p>(late)</text:p>
          </draw:text-box>
        </draw:frame>
        <draw:frame draw:style-name="gr3" draw:layer="layout" svg:width="2.331cm" svg:height="1.089cm" svg:x="14.661cm" svg:y="3.912cm">
          <draw:text-box>
            <text:p>(good)</text:p>
          </draw:text-box>
        </draw:frame>
        <draw:frame draw:style-name="gr3" draw:layer="layout" svg:width="2.297cm" svg:height="1.089cm" svg:x="22.362cm" svg:y="3.913cm">
          <draw:text-box>
            <text:p>(early)</text:p>
          </draw:text-box>
        </draw:frame>
        <draw:frame draw:style-name="gr3" draw:layer="layout" svg:width="1.886cm" svg:height="1.089cm" svg:x="25.962cm" svg:y="5.113cm">
          <draw:text-box>
            <text:p>Time</text:p>
          </draw:text-box>
        </draw:frame>
        <draw:frame draw:style-name="gr3" draw:layer="layout" svg:width="7.284cm" svg:height="1.089cm" svg:x="1.861cm" svg:y="8.513cm">
          <draw:text-box>
            <text:p>HT Req <text:span text:style-name="T1">TAG_B</text:span> Initiated</text:p>
          </draw:text-box>
        </draw:frame>
        <draw:frame draw:style-name="gr3" draw:layer="layout" svg:width="7.356cm" svg:height="1.089cm" svg:x="9.261cm" svg:y="8.514cm">
          <draw:text-box>
            <text:p>HT Req <text:span text:style-name="T1">TAG_B</text:span> Inserted</text:p>
          </draw:text-box>
        </draw:frame>
        <draw:frame draw:style-name="gr3" draw:layer="layout" svg:width="7.144cm" svg:height="1.089cm" svg:x="16.562cm" svg:y="8.515cm">
          <draw:text-box>
            <text:p>HT Req <text:span text:style-name="T1">TAG_B</text:span> Evicted</text:p>
          </draw:text-box>
        </draw:frame>
        <draw:line draw:style-name="gr4" draw:text-style-name="P1" draw:layer="layout" svg:x1="3.867cm" svg:y1="8.444cm" svg:x2="3.867cm" svg:y2="6.989cm">
          <text:p/>
        </draw:line>
        <draw:line draw:style-name="gr5" draw:text-style-name="P1" draw:layer="layout" svg:x1="11.167cm" svg:y1="8.444cm" svg:x2="11.167cm" svg:y2="6.989cm">
          <text:p/>
        </draw:line>
        <draw:line draw:style-name="gr6" draw:text-style-name="P1" draw:layer="layout" svg:x1="18.867cm" svg:y1="6.988cm" svg:x2="18.867cm" svg:y2="8.443cm">
          <text:p/>
        </draw:line>
        <draw:frame draw:style-name="gr3" draw:layer="layout" svg:width="5.531cm" svg:height="1.089cm" svg:x="6.162cm" svg:y="3.313cm">
          <draw:text-box>
            <text:p>❶ MT Ref <text:span text:style-name="T1">TAG_B</text:span></text:p>
          </draw:text-box>
        </draw:frame>
        <draw:frame draw:style-name="gr3" draw:layer="layout" svg:width="5.531cm" svg:height="1.089cm" svg:x="13.662cm" svg:y="3.314cm">
          <draw:text-box>
            <text:p>❷ MT Ref <text:span text:style-name="T1">TAG_B</text:span></text:p>
          </draw:text-box>
        </draw:frame>
        <draw:frame draw:style-name="gr3" draw:layer="layout" svg:width="5.531cm" svg:height="1.089cm" svg:x="21.163cm" svg:y="3.315cm">
          <draw:text-box>
            <text:p>❸ MT Ref <text:span text:style-name="T1">TAG_B</text:span></text:p>
          </draw:text-box>
        </draw:frame>
        <draw:line draw:style-name="gr4" draw:text-style-name="P1" draw:layer="layout" svg:x1="7.368cm" svg:y1="4.289cm" svg:x2="7.368cm" svg:y2="6.24cm">
          <text:p/>
        </draw:line>
        <draw:line draw:style-name="gr4" draw:text-style-name="P1" draw:layer="layout" svg:x1="14.668cm" svg:y1="4.289cm" svg:x2="14.668cm" svg:y2="6.24cm">
          <text:p/>
        </draw:line>
        <draw:line draw:style-name="gr4" draw:text-style-name="P1" draw:layer="layout" svg:x1="22.368cm" svg:y1="4.288cm" svg:x2="22.368cm" svg:y2="6.239cm">
          <text:p/>
        </draw:line>
        <draw:frame draw:style-name="gr7" draw:layer="layout" svg:width="1.999cm" svg:height="0.999cm" svg:x="13.855cm" svg:y="7.4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.538cm" svg:height="1.089cm" svg:x="2.563cm" svg:y="4.914cm">
          <draw:text-box>
            <text:p><text:span text:style-name="T2">TAG_A</text:span></text:p>
          </draw:text-box>
        </draw:frame>
        <draw:frame draw:style-name="gr3" draw:text-style-name="P3" draw:layer="layout" svg:width="2.538cm" svg:height="1.089cm" svg:x="9.863cm" svg:y="4.915cm">
          <draw:text-box>
            <text:p><text:span text:style-name="T1">TAG_B</text:span></text:p>
          </draw:text-box>
        </draw:frame>
        <draw:frame draw:style-name="gr3" draw:text-style-name="P4" draw:layer="layout" svg:width="2.572cm" svg:height="1.089cm" svg:x="17.563cm" svg:y="4.916cm">
          <draw:text-box>
            <text:p><text:span text:style-name="T3">TAG_C</text:span></text:p>
          </draw:text-box>
        </draw:frame>
        <draw:frame draw:style-name="gr8" draw:layer="layout" svg:width="1.979cm" svg:height="1.019cm" svg:x="12.961cm" svg:y="1.913cm">
          <draw:text-box>
            <text:p>(bad)</text:p>
          </draw:text-box>
        </draw:frame>
        <draw:frame draw:style-name="gr9" draw:layer="layout" svg:width="5.531cm" svg:height="1.028cm" svg:x="11.962cm" svg:y="1.215cm">
          <draw:text-box>
            <text:p>❹ MT Ref <text:span text:style-name="T2">TAG_A</text:span></text:p>
          </draw:text-box>
        </draw:frame>
        <draw:line draw:style-name="gr10" draw:text-style-name="P1" draw:layer="layout" svg:x1="12.938cm" svg:y1="2.221cm" svg:x2="12.968cm" svg:y2="6.241cm">
          <text:p/>
        </draw:line>
        <draw:line draw:style-name="gr1" draw:text-style-name="P1" draw:layer="layout" svg:x1="1.47cm" svg:y1="14.675cm" svg:x2="27.251cm" svg:y2="14.675cm">
          <text:p/>
        </draw:line>
        <draw:line draw:style-name="gr2" draw:text-style-name="P1" draw:layer="layout" svg:x1="3.883cm" svg:y1="14.194cm" svg:x2="3.883cm" svg:y2="15.083cm">
          <text:p/>
        </draw:line>
        <draw:line draw:style-name="gr2" draw:text-style-name="P1" draw:layer="layout" svg:x1="11.214cm" svg:y1="14.195cm" svg:x2="11.214cm" svg:y2="15.084cm">
          <text:p/>
        </draw:line>
        <draw:line draw:style-name="gr2" draw:text-style-name="P1" draw:layer="layout" svg:x1="18.814cm" svg:y1="14.196cm" svg:x2="18.814cm" svg:y2="15.085cm">
          <text:p/>
        </draw:line>
        <draw:frame draw:style-name="gr3" draw:layer="layout" svg:width="5.815cm" svg:height="1.089cm" svg:x="14.661cm" svg:y="12.313cm">
          <draw:text-box>
            <text:p>(redundant_cache)</text:p>
          </draw:text-box>
        </draw:frame>
        <draw:frame draw:style-name="gr3" draw:layer="layout" svg:width="1.886cm" svg:height="1.089cm" svg:x="25.962cm" svg:y="13.514cm">
          <draw:text-box>
            <text:p>Time</text:p>
          </draw:text-box>
        </draw:frame>
        <draw:frame draw:style-name="gr3" draw:layer="layout" svg:width="7.355cm" svg:height="1.089cm" svg:x="1.861cm" svg:y="16.914cm">
          <draw:text-box>
            <text:p>MT Req <text:span text:style-name="T1">TAG_B</text:span> Initiated</text:p>
          </draw:text-box>
        </draw:frame>
        <draw:frame draw:style-name="gr3" draw:layer="layout" svg:width="7.427cm" svg:height="1.089cm" svg:x="9.261cm" svg:y="16.915cm">
          <draw:text-box>
            <text:p>MT Req <text:span text:style-name="T1">TAG_B</text:span> Inserted</text:p>
          </draw:text-box>
        </draw:frame>
        <draw:frame draw:style-name="gr3" draw:layer="layout" svg:width="7.215cm" svg:height="1.089cm" svg:x="16.562cm" svg:y="16.916cm">
          <draw:text-box>
            <text:p>MT Req <text:span text:style-name="T1">TAG_B</text:span> Evicted</text:p>
          </draw:text-box>
        </draw:frame>
        <draw:line draw:style-name="gr4" draw:text-style-name="P1" draw:layer="layout" svg:x1="3.867cm" svg:y1="16.845cm" svg:x2="3.867cm" svg:y2="15.39cm">
          <text:p/>
        </draw:line>
        <draw:line draw:style-name="gr5" draw:text-style-name="P1" draw:layer="layout" svg:x1="11.167cm" svg:y1="16.845cm" svg:x2="11.167cm" svg:y2="15.39cm">
          <text:p/>
        </draw:line>
        <draw:line draw:style-name="gr6" draw:text-style-name="P1" draw:layer="layout" svg:x1="18.867cm" svg:y1="15.389cm" svg:x2="18.867cm" svg:y2="16.844cm">
          <text:p/>
        </draw:line>
        <draw:frame draw:style-name="gr3" draw:layer="layout" svg:width="5.459cm" svg:height="1.089cm" svg:x="6.162cm" svg:y="11.714cm">
          <draw:text-box>
            <text:p>❺ HT Ref <text:span text:style-name="T1">TAG_B</text:span></text:p>
          </draw:text-box>
        </draw:frame>
        <draw:frame draw:style-name="gr3" draw:layer="layout" svg:width="5.459cm" svg:height="1.089cm" svg:x="13.662cm" svg:y="11.715cm">
          <draw:text-box>
            <text:p>❻ HT Ref <text:span text:style-name="T1">TAG_B</text:span></text:p>
          </draw:text-box>
        </draw:frame>
        <draw:line draw:style-name="gr4" draw:text-style-name="P1" draw:layer="layout" svg:x1="7.368cm" svg:y1="12.69cm" svg:x2="7.368cm" svg:y2="14.641cm">
          <text:p/>
        </draw:line>
        <draw:line draw:style-name="gr4" draw:text-style-name="P1" draw:layer="layout" svg:x1="14.668cm" svg:y1="12.69cm" svg:x2="14.668cm" svg:y2="14.641cm">
          <text:p/>
        </draw:line>
        <draw:frame draw:style-name="gr7" draw:layer="layout" svg:width="1.999cm" svg:height="0.999cm" svg:x="13.855cm" svg:y="15.8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5" draw:layer="layout" svg:width="2.538cm" svg:height="1.089cm" svg:x="3.063cm" svg:y="13.315cm">
          <draw:text-box>
            <text:p><text:span text:style-name="T2">TAG_A</text:span></text:p>
          </draw:text-box>
        </draw:frame>
        <draw:frame draw:style-name="gr3" draw:text-style-name="P3" draw:layer="layout" svg:width="2.538cm" svg:height="1.089cm" svg:x="9.863cm" svg:y="13.316cm">
          <draw:text-box>
            <text:p><text:span text:style-name="T1">TAG_B</text:span></text:p>
          </draw:text-box>
        </draw:frame>
        <draw:frame draw:style-name="gr3" draw:text-style-name="P4" draw:layer="layout" svg:width="2.572cm" svg:height="1.089cm" svg:x="17.563cm" svg:y="13.317cm">
          <draw:text-box>
            <text:p><text:span text:style-name="T3">TAG_C</text:span></text:p>
          </draw:text-box>
        </draw:frame>
        <draw:frame draw:style-name="gr3" draw:layer="layout" svg:width="5.535cm" svg:height="1.089cm" svg:x="7.361cm" svg:y="12.313cm">
          <draw:text-box>
            <text:p>(redundant_mshr)</text:p>
          </draw:text-box>
        </draw:frame>
        <draw:frame draw:style-name="gr3" draw:text-style-name="P6" draw:layer="layout" svg:width="15.209cm" svg:height="1.119cm" svg:x="7.362cm" svg:y="9.815cm">
          <draw:text-box>
            <text:p><text:span text:style-name="T4">(a) Late, good, early and bad HT Requests</text:span></text:p>
          </draw:text-box>
        </draw:frame>
        <draw:frame draw:style-name="gr3" draw:text-style-name="P6" draw:layer="layout" svg:width="20.081cm" svg:height="1.119cm" svg:x="5.062cm" svg:y="18.416cm">
          <draw:text-box>
            <text:p><text:span text:style-name="T4">(b) Redundant_mshr and redundant_cache HT Requests</text:span></text:p>
          </draw:text-box>
        </draw:frame>
        <draw:line draw:style-name="gr11" draw:text-style-name="P1" draw:layer="layout" svg:x1="1cm" svg:y1="11.287cm" svg:x2="28.7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3T16:35:47</meta:creation-date>
    <dc:date>2012-06-13T17:43:58</dc:date>
    <meta:editing-duration>PT55M</meta:editing-duration>
    <meta:editing-cycles>58</meta:editing-cycles>
    <meta:generator>LibreOffice/3.4$Unix LibreOffice_project/340m1$Build-502</meta:generator>
    <meta:document-statistic meta:object-count="51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